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A80000006005D4793D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5.817cm" svg:x="0cm" svg:y="0cm">
          <draw:image xlink:href="Pictures/1000000000000A80000006005D4793D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5.3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Elliott</meta:initial-creator>
    <meta:creation-date>2013-02-25T23:30:00.27</meta:creation-date>
    <dc:date>2013-02-26T00:12:32.28</dc:date>
    <dc:creator>Christopher Elliott</dc:creator>
    <meta:editing-duration>P0D</meta:editing-duration>
    <meta:editing-cycles>1</meta:editing-cycles>
    <meta:generator>LibreOffice/4.0.0.3$Windows_x86 LibreOffice_project/7545bee9c2a0782548772a21bc84a9dcc583b89</meta:generator>
    <meta:document-statistic meta:object-count="1"/>
  </office:meta>
</office:document-meta>
</file>